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officeooo:paragraph-rsid="00210d46"/>
    </style:style>
    <style:style style:name="P2" style:family="paragraph" style:parent-style-name="Standard" style:list-style-name="L1">
      <style:text-properties officeooo:paragraph-rsid="00242fb5"/>
    </style:style>
    <style:style style:name="P3" style:family="paragraph" style:parent-style-name="Standard" style:list-style-name="L1">
      <style:text-properties officeooo:paragraph-rsid="00286489"/>
    </style:style>
    <style:style style:name="P4" style:family="paragraph" style:parent-style-name="Standard" style:list-style-name="L1">
      <style:text-properties officeooo:paragraph-rsid="002a6038"/>
    </style:style>
    <style:style style:name="P5" style:family="paragraph" style:parent-style-name="Standard" style:list-style-name="L1">
      <style:text-properties officeooo:paragraph-rsid="0043e6ac"/>
    </style:style>
    <style:style style:name="P6" style:family="paragraph" style:parent-style-name="Standard" style:list-style-name="L1">
      <style:text-properties officeooo:rsid="00210d46" officeooo:paragraph-rsid="00210d46"/>
    </style:style>
    <style:style style:name="P7" style:family="paragraph" style:parent-style-name="Standard" style:list-style-name="L1">
      <style:text-properties officeooo:rsid="00242fb5" officeooo:paragraph-rsid="00210d46"/>
    </style:style>
    <style:style style:name="P8" style:family="paragraph" style:parent-style-name="Standard" style:list-style-name="L1">
      <style:text-properties officeooo:rsid="00242fb5" officeooo:paragraph-rsid="00242fb5"/>
    </style:style>
    <style:style style:name="P9" style:family="paragraph" style:parent-style-name="Standard" style:list-style-name="L1">
      <style:text-properties officeooo:rsid="0026a1ae" officeooo:paragraph-rsid="0026a1ae"/>
    </style:style>
    <style:style style:name="P10" style:family="paragraph" style:parent-style-name="Standard" style:list-style-name="L1">
      <style:text-properties officeooo:rsid="0027c5ce" officeooo:paragraph-rsid="00286489"/>
    </style:style>
    <style:style style:name="P11" style:family="paragraph" style:parent-style-name="Standard" style:list-style-name="L1">
      <style:text-properties officeooo:rsid="00286489" officeooo:paragraph-rsid="002a6038"/>
    </style:style>
    <style:style style:name="P12" style:family="paragraph" style:parent-style-name="Standard" style:list-style-name="L1">
      <style:text-properties officeooo:rsid="00286489" officeooo:paragraph-rsid="00286489"/>
    </style:style>
    <style:style style:name="P13" style:family="paragraph" style:parent-style-name="Standard">
      <style:text-properties officeooo:rsid="00286489" officeooo:paragraph-rsid="00286489"/>
    </style:style>
    <style:style style:name="P14" style:family="paragraph" style:parent-style-name="Standard" style:list-style-name="L16">
      <style:text-properties officeooo:rsid="00286489" officeooo:paragraph-rsid="00286489"/>
    </style:style>
    <style:style style:name="P15" style:family="paragraph" style:parent-style-name="Standard" style:list-style-name="L1">
      <style:text-properties officeooo:rsid="002e2be7" officeooo:paragraph-rsid="002e2be7"/>
    </style:style>
    <style:style style:name="P16" style:family="paragraph" style:parent-style-name="Standard">
      <style:text-properties officeooo:rsid="001f7b6e" officeooo:paragraph-rsid="001f7b6e"/>
    </style:style>
    <style:style style:name="P17" style:family="paragraph" style:parent-style-name="Standard">
      <style:text-properties officeooo:paragraph-rsid="0020cbbb"/>
    </style:style>
    <style:style style:name="P18" style:family="paragraph" style:parent-style-name="Standard">
      <style:text-properties officeooo:rsid="002a6038" officeooo:paragraph-rsid="002a6038"/>
    </style:style>
    <style:style style:name="P19" style:family="paragraph" style:parent-style-name="Standard">
      <style:text-properties officeooo:rsid="002a6038" officeooo:paragraph-rsid="002c9b96"/>
    </style:style>
    <style:style style:name="P20" style:family="paragraph" style:parent-style-name="Standard">
      <style:text-properties officeooo:rsid="002a6038" officeooo:paragraph-rsid="0041941b"/>
    </style:style>
    <style:style style:name="P21" style:family="paragraph" style:parent-style-name="Standard" style:list-style-name="L7">
      <style:text-properties officeooo:rsid="002a6038" officeooo:paragraph-rsid="0041e246"/>
    </style:style>
    <style:style style:name="P22" style:family="paragraph" style:parent-style-name="Standard" style:list-style-name="L8">
      <style:text-properties officeooo:rsid="002a6038" officeooo:paragraph-rsid="0041e246"/>
    </style:style>
    <style:style style:name="P23" style:family="paragraph" style:parent-style-name="Standard" style:list-style-name="L9">
      <style:text-properties officeooo:rsid="002a6038" officeooo:paragraph-rsid="0041e246"/>
    </style:style>
    <style:style style:name="P24" style:family="paragraph" style:parent-style-name="Standard" style:list-style-name="L15">
      <style:text-properties officeooo:rsid="002a6038" officeooo:paragraph-rsid="00420658"/>
    </style:style>
    <style:style style:name="P25" style:family="paragraph" style:parent-style-name="Standard">
      <style:text-properties officeooo:rsid="002c9b96" officeooo:paragraph-rsid="002c9b96"/>
    </style:style>
    <style:style style:name="P26" style:family="paragraph" style:parent-style-name="Standard">
      <style:text-properties officeooo:rsid="002c9b96" officeooo:paragraph-rsid="0041e246"/>
    </style:style>
    <style:style style:name="P27" style:family="paragraph" style:parent-style-name="Standard" style:list-style-name="L10">
      <style:text-properties officeooo:rsid="002c9b96" officeooo:paragraph-rsid="0041e246"/>
    </style:style>
    <style:style style:name="P28" style:family="paragraph" style:parent-style-name="Standard" style:list-style-name="L11">
      <style:text-properties officeooo:rsid="002c9b96" officeooo:paragraph-rsid="0041e246"/>
    </style:style>
    <style:style style:name="P29" style:family="paragraph" style:parent-style-name="Standard" style:list-style-name="L11">
      <style:text-properties officeooo:rsid="002c9b96" officeooo:paragraph-rsid="00420658"/>
    </style:style>
    <style:style style:name="P30" style:family="paragraph" style:parent-style-name="Standard" style:list-style-name="L12">
      <style:text-properties officeooo:rsid="002c9b96" officeooo:paragraph-rsid="0041e246"/>
    </style:style>
    <style:style style:name="P31" style:family="paragraph" style:parent-style-name="Standard" style:list-style-name="L12">
      <style:text-properties officeooo:rsid="002c9b96" officeooo:paragraph-rsid="00420658"/>
    </style:style>
    <style:style style:name="P32" style:family="paragraph" style:parent-style-name="Standard" style:list-style-name="L13">
      <style:text-properties officeooo:rsid="002c9b96" officeooo:paragraph-rsid="0041e246"/>
    </style:style>
    <style:style style:name="P33" style:family="paragraph" style:parent-style-name="Standard">
      <style:text-properties officeooo:rsid="002c9b96" officeooo:paragraph-rsid="00420658"/>
    </style:style>
    <style:style style:name="P34" style:family="paragraph" style:parent-style-name="Standard" style:list-style-name="L14">
      <style:text-properties officeooo:rsid="002c9b96" officeooo:paragraph-rsid="00420658"/>
    </style:style>
    <style:style style:name="P35" style:family="paragraph" style:parent-style-name="Standard">
      <style:text-properties officeooo:paragraph-rsid="003368b3"/>
    </style:style>
    <style:style style:name="P36" style:family="paragraph" style:parent-style-name="Standard">
      <style:text-properties officeooo:paragraph-rsid="00383a37"/>
    </style:style>
    <style:style style:name="P37" style:family="paragraph" style:parent-style-name="Standard">
      <style:text-properties officeooo:paragraph-rsid="003a0101"/>
    </style:style>
    <style:style style:name="P38" style:family="paragraph" style:parent-style-name="Standard">
      <style:text-properties officeooo:paragraph-rsid="0041941b"/>
    </style:style>
    <style:style style:name="P39" style:family="paragraph" style:parent-style-name="Standard" style:list-style-name="L7">
      <style:text-properties officeooo:paragraph-rsid="0041e246"/>
    </style:style>
    <style:style style:name="P40" style:family="paragraph" style:parent-style-name="Standard" style:list-style-name="L9">
      <style:text-properties officeooo:paragraph-rsid="0041e246"/>
    </style:style>
    <style:style style:name="P41" style:family="paragraph" style:parent-style-name="Standard" style:list-style-name="L8">
      <style:text-properties officeooo:paragraph-rsid="0041e246"/>
    </style:style>
    <style:style style:name="P42" style:family="paragraph" style:parent-style-name="Standard" style:list-style-name="L17">
      <style:text-properties officeooo:paragraph-rsid="00420658"/>
    </style:style>
    <style:style style:name="P43" style:family="paragraph" style:parent-style-name="Standard">
      <style:text-properties officeooo:paragraph-rsid="00495fcd"/>
    </style:style>
    <style:style style:name="P44" style:family="paragraph" style:parent-style-name="Standard" style:list-style-name="L12">
      <style:paragraph-properties fo:margin-left="2.501cm" fo:margin-right="0cm" fo:text-indent="-0.635cm" style:auto-text-indent="false"/>
      <style:text-properties officeooo:rsid="002c9b96" officeooo:paragraph-rsid="00420658"/>
    </style:style>
    <style:style style:name="T1" style:family="text">
      <style:text-properties officeooo:rsid="001f7b6e"/>
    </style:style>
    <style:style style:name="T2" style:family="text">
      <style:text-properties officeooo:rsid="0020cbbb"/>
    </style:style>
    <style:style style:name="T3" style:family="text">
      <style:text-properties officeooo:rsid="00210d46"/>
    </style:style>
    <style:style style:name="T4" style:family="text">
      <style:text-properties officeooo:rsid="00227627"/>
    </style:style>
    <style:style style:name="T5" style:family="text">
      <style:text-properties officeooo:rsid="00242fb5"/>
    </style:style>
    <style:style style:name="T6" style:family="text">
      <style:text-properties officeooo:rsid="0024e46f"/>
    </style:style>
    <style:style style:name="T7" style:family="text">
      <style:text-properties officeooo:rsid="0026a1ae"/>
    </style:style>
    <style:style style:name="T8" style:family="text">
      <style:text-properties officeooo:rsid="0027c5ce"/>
    </style:style>
    <style:style style:name="T9" style:family="text">
      <style:text-properties officeooo:rsid="00286489"/>
    </style:style>
    <style:style style:name="T10" style:family="text">
      <style:text-properties officeooo:rsid="002a6038"/>
    </style:style>
    <style:style style:name="T11" style:family="text">
      <style:text-properties officeooo:rsid="002ac6e3"/>
    </style:style>
    <style:style style:name="T12" style:family="text">
      <style:text-properties officeooo:rsid="002c9b96"/>
    </style:style>
    <style:style style:name="T13" style:family="text">
      <style:text-properties officeooo:rsid="002d3221"/>
    </style:style>
    <style:style style:name="T14" style:family="text">
      <style:text-properties officeooo:rsid="002e2be7"/>
    </style:style>
    <style:style style:name="T15" style:family="text">
      <style:text-properties officeooo:rsid="002e5dd1"/>
    </style:style>
    <style:style style:name="T16" style:family="text">
      <style:text-properties officeooo:rsid="002ff13c"/>
    </style:style>
    <style:style style:name="T17" style:family="text">
      <style:text-properties officeooo:rsid="0031abe7"/>
    </style:style>
    <style:style style:name="T18" style:family="text">
      <style:text-properties officeooo:rsid="003368b3"/>
    </style:style>
    <style:style style:name="T19" style:family="text">
      <style:text-properties officeooo:rsid="00345267"/>
    </style:style>
    <style:style style:name="T20" style:family="text">
      <style:text-properties officeooo:rsid="003732a8"/>
    </style:style>
    <style:style style:name="T21" style:family="text">
      <style:text-properties officeooo:rsid="00383a37"/>
    </style:style>
    <style:style style:name="T22" style:family="text">
      <style:text-properties officeooo:rsid="003a0101"/>
    </style:style>
    <style:style style:name="T23" style:family="text">
      <style:text-properties officeooo:rsid="003b286d"/>
    </style:style>
    <style:style style:name="T24" style:family="text">
      <style:text-properties officeooo:rsid="003b6a4a"/>
    </style:style>
    <style:style style:name="T25" style:family="text">
      <style:text-properties officeooo:rsid="003c42fc"/>
    </style:style>
    <style:style style:name="T26" style:family="text">
      <style:text-properties officeooo:rsid="003dd699"/>
    </style:style>
    <style:style style:name="T27" style:family="text">
      <style:text-properties officeooo:rsid="003f7000"/>
    </style:style>
    <style:style style:name="T28" style:family="text">
      <style:text-properties officeooo:rsid="0041941b"/>
    </style:style>
    <style:style style:name="T29" style:family="text">
      <style:text-properties officeooo:rsid="0041e246"/>
    </style:style>
    <style:style style:name="T30" style:family="text">
      <style:text-properties officeooo:rsid="00420658"/>
    </style:style>
    <style:style style:name="T31" style:family="text">
      <style:text-properties officeooo:rsid="0042e817"/>
    </style:style>
    <style:style style:name="T32" style:family="text">
      <style:text-properties officeooo:rsid="0043e6ac"/>
    </style:style>
    <style:style style:name="T33" style:family="text">
      <style:text-properties officeooo:rsid="004540c4"/>
    </style:style>
    <style:style style:name="T34" style:family="text">
      <style:text-properties officeooo:rsid="0046a351"/>
    </style:style>
    <style:style style:name="T35" style:family="text">
      <style:text-properties officeooo:rsid="00479cf0"/>
    </style:style>
    <style:style style:name="T36" style:family="text">
      <style:text-properties officeooo:rsid="00495fc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itle: Real-time raytracer written functionally in Scala</text:p>
      <text:p text:style-name="P16"/>
      <text:p text:style-name="P16">student: Jerzy Redlarski</text:p>
      <text:p text:style-name="P16">e-mail: <text:a xlink:type="simple" xlink:href="mailto:5xinef@gmail.com">5xinef@gmail.com</text:a></text:p>
      <text:p text:style-name="P16">skype: tennousei-jin_xine<text:span text:style-name="T18">f</text:span></text:p>
      <text:p text:style-name="P16">mobile phone: +48 600902567</text:p>
      <text:p text:style-name="Standard"><text:span text:style-name="T16">timez</text:span>one: UTC+2</text:p>
      <text:p text:style-name="Standard"/>
      <text:p text:style-name="P35"><text:span text:style-name="T18">mentor: Lalit Pant </text:span><text:a xlink:type="simple" xlink:href="mailto:pant.lalit@gmail.com"><text:span text:style-name="T18">pant.lalit@gmail.com</text:span></text:a></text:p>
      <text:p text:style-name="P16"/>
      <text:p text:style-name="P16"/>
      <text:p text:style-name="P16">Abstract: </text:p>
      <text:p text:style-name="P16"/>
      <text:p text:style-name="P17"><text:span text:style-name="T1">The aim of the project is to create a graphics engine with a raytracing renderer. The project would be written mostly in scala and adhering to the functional programming </text:span><text:span text:style-name="T2">paradigms</text:span><text:span text:style-name="T1">. </text:span><text:span text:style-name="T2">One of the goals is to make the rendering in real-time, so that it can be used in games, 3D visualisation tools and CAD applications.</text:span></text:p>
      <text:p text:style-name="P17"><text:span text:style-name="T2"/></text:p>
      <text:p text:style-name="P17"><text:span text:style-name="T2">Functional programming is perfect for this kind of problems, since rendering as a whole is a functional problem (take a model and generate an image).</text:span><text:span text:style-name="T1"> </text:span><text:span text:style-name="T2">Raytracing is also an embarras</text:span><text:span text:style-name="T15">s</text:span><text:span text:style-name="T2">ingly parallel problem (scaling near linearly with the number of processors), </text:span><text:span text:style-name="T3">which means that functional programming allows for easy multithreading. The mathematical nature of 3D computer graphics makes functional programming a natural choice for expressing many of the algorithms and data structures.</text:span></text:p>
      <text:p text:style-name="P17"><text:span text:style-name="T3"/></text:p>
      <text:p text:style-name="P38"><text:span text:style-name="T28">The project will be written with the Kojo Learning Environment in mind ( </text:span><text:a xlink:type="simple" xlink:href="http://www.kogics.net/kojo"><text:span text:style-name="T28">http://www.kogics.net/kojo</text:span></text:a><text:span text:style-name="T28"> ), serving as a 3D renderer for this project founded by Lalit Pant.</text:span></text:p>
      <text:p text:style-name="P16"/>
      <text:p text:style-name="P16"/>
      <text:p text:style-name="P16">Detailed idea: </text:p>
      <text:p text:style-name="P16"/>
      <text:list xml:id="list1431863952" text:style-name="L1">
        <text:list-item>
          <text:p text:style-name="P6">Innovation:</text:p>
          <text:p text:style-name="P1"><text:span text:style-name="T3">While raytracing has been used for decades, it was mainly for off-line rendering, meaning that a single picture would take more than a few dozen milliseconds to render. What is more, so far </text:span><text:span text:style-name="T4">few</text:span><text:span text:style-name="T3"> purely functional implementations of raytracing exist, </text:span><text:span text:style-name="T4">and those that do are proofs of concept or otherwise simple examples, not fully developed graphic engines that would be necessary for </text:span><text:span text:style-name="T5">useful applications.</text:span></text:p>
          <text:p text:style-name="P7"/>
          <text:p text:style-name="P8">Nowadays, real-time raytracing is slowly becoming a possibility thanks to the increasing number of cores in CPUs, as well as graphics hardware that allows for programming floating point calculations <text:span text:style-name="T19">outside of</text:span> the rasterization pipeline. <text:span text:style-name="T19">This means that finally it is possible to use GPUs to achieve hardware acceleration of raytracing. It is thus possible to implement most of a raytracer in a high level language like Scala and only implement the bottlenecks using CUDA and/or OpenCL, and still achieve great speedups.</text:span></text:p>
          <text:p text:style-name="P8"/>
          <text:p text:style-name="P8">It is also worth noting that scenes that need rendering are becoming more and more complex every year. Raytracing scales better with the increasing complexity of a scene than rasterization does. This means that while for a simple scene rasterization might be faster, for a sufficiently complex scene raytracing will always be faster.</text:p>
          <text:p text:style-name="P7"/>
        </text:list-item>
        <text:list-item>
          <text:p text:style-name="P8">Contribution to the Scala community:</text:p>
          <text:p text:style-name="P2"><text:span text:style-name="T5">While it is possible to use Java/C# graphic libraries in Scala to </text:span><text:span text:style-name="T6">render 3D scenes, those </text:span><text:soft-page-break/><text:span text:style-name="T6">libraries are written using imperative programming and techniques that are best avoided in Scala, such as using nulls</text:span><text:span text:style-name="T7"> instead of Options, </text:span><text:span text:style-name="T8">using exceptions for problems that could be solved otherwise etc</text:span><text:span text:style-name="T6">. Implementing a graphic library in Scala would solve those inconveniences. It would also encourage more people to write graphic intensive applications, such as games and CAD software, </text:span><text:span text:style-name="T7">in Scala</text:span><text:span text:style-name="T6">. </text:span><text:span text:style-name="T7">Creating a graphic engine in Scala would also create a codebase that other graphic software written in Scala could reuse.</text:span></text:p>
          <text:p text:style-name="P5"><text:span text:style-name="T32"/></text:p>
          <text:p text:style-name="P5"><text:span text:style-name="T32">Adding a 3D renderer to the Kojo Environment will also benefit the community, as the Kojo project aims to encourage people to learn Scala through creativity and art, and switching from two dimensions to three adds both many </text:span><text:span text:style-name="T33">new</text:span><text:span text:style-name="T32"> possibilities and </text:span><text:span text:style-name="T33">improves the appeal of the end results to the </text:span><text:span text:style-name="T32">users.</text:span></text:p>
          <text:p text:style-name="P8"/>
        </text:list-item>
        <text:list-item>
          <text:p text:style-name="P9">Why is it needed?</text:p>
          <text:p text:style-name="P3"><text:span text:style-name="T8">Raytracing is slowly becoming a viable alternative to rasterization, while offering many benefits in terms of quality. It better reflects real life phenomena such as reflections, refractions and shadows. It can easily render perfect spheres, fractals, as well as other complex shapes, while rasterization can only draw triangles. It offers great scalability. It's only a matter of time until raytracing (and other methods like photon mapping) outclass rasterization in real-time applications.</text:span></text:p>
          <text:p text:style-name="P10"/>
          <text:p text:style-name="P4"><text:span text:style-name="T8">The fact that major companies such as Intel ( </text:span><text:a xlink:type="simple" xlink:href="http://www.qwrt.de/"><text:span text:style-name="T8">http://www.qwrt.de/</text:span></text:a><text:span text:style-name="T8"> ),</text:span><text:span text:style-name="T9"> IBM ( </text:span><text:a xlink:type="simple" xlink:href="http://www-03.ibm.com/press/us/en/pressrelease/22258.wss"><text:span text:style-name="T9">http://www-03.ibm.com/press/us/en/pressrelease/22258.wss</text:span></text:a><text:span text:style-name="T9"> ) </text:span><text:span text:style-name="T10">and Nvidia ( </text:span><text:a xlink:type="simple" xlink:href="http://www.geeks3d.com/20090814/cuda-real-time-ray-tracing-tutorial/"><text:span text:style-name="T10">http://www.geeks3d.com/20090814/cuda-real-time-ray-tracing-tutorial/</text:span></text:a><text:span text:style-name="T10"> )</text:span><text:span text:style-name="T8"> already made successful experimental implementations proves, that </text:span><text:span text:style-name="T9">sufficiently efficient hardware is already present and with time will reach home users. It would be beneficial if a real-time raytracer written in Scala was already present at that time, rather than being implemented post factum, when people looking for real-time raytracing solutions already chose other technologies that were implemented earlier.</text:span></text:p>
          <text:p text:style-name="P11"/>
          <text:p text:style-name="P9"/>
        </text:list-item>
        <text:list-item>
          <text:p text:style-name="P12">Plan:</text:p>
        </text:list-item>
      </text:list>
      <text:p text:style-name="P13"/>
      <text:p text:style-name="P18">What is already done:</text:p>
      <text:list xml:id="list272022659" text:style-name="L17">
        <text:list-item>
          <text:p text:style-name="P42"><text:span text:style-name="T10">I have </text:span><text:span text:style-name="T20">implemented simple raytracers based on</text:span><text:span text:style-name="T10"> tutorials such as:</text:span></text:p>
          <text:p text:style-name="P42"><text:a xlink:type="simple" xlink:href="http://www.codermind.com/articles/Raytracer-in-C++-Part-I-First-rays.html"><text:span text:style-name="T10">http://www.codermind.com/articles/Raytracer-in-C++-Part-I-First-rays.html</text:span></text:a></text:p>
          <text:p text:style-name="P42"><text:a xlink:type="simple" xlink:href="http://www.siggraph.org/education/materials/HyperGraph/raytrace/rtrace0.htm"><text:span text:style-name="T10">http://www.siggraph.org/education/materials/HyperGraph/raytrace/rtrace0.htm</text:span></text:a></text:p>
          <text:p text:style-name="P42"><text:span text:style-name="T10"/></text:p>
        </text:list-item>
        <text:list-item>
          <text:p text:style-name="P42"><text:span text:style-name="T11">I have set up a github repository at </text:span><text:a xlink:type="simple" xlink:href="https://github.com/Xinef/Xapphire"><text:span text:style-name="T11">https://github.com/Xinef/Xapphire</text:span></text:a></text:p>
        </text:list-item>
        <text:list-item>
          <text:p text:style-name="P42"><text:span text:style-name="T20">an example „Hello raytraced world!” Scala script is in the repository. I can achieve around 8 FPS on a 3 GHz processor.</text:span></text:p>
        </text:list-item>
        <text:list-item>
          <text:p text:style-name="P42"><text:span text:style-name="T11">I gathered a number of examples and links to resources that could prove useful as a reference, such as an Open Source raytracer written in Java </text:span><text:a xlink:type="simple" xlink:href="http://sunflow.sourceforge.net/"><text:span text:style-name="T11">http://sunflow.sourceforge.net/</text:span></text:a></text:p>
        </text:list-item>
      </text:list>
      <text:p text:style-name="P13"/>
      <text:p text:style-name="P18">April 23 –<text:span text:style-name="T29"> May 21</text:span></text:p>
      <text:list xml:id="list647573174" text:style-name="L7">
        <text:list-item>
          <text:p text:style-name="P21">Setting up the working environment</text:p>
        </text:list-item>
        <text:list-item>
          <text:p text:style-name="P21"><text:span text:style-name="T29">E</text:span><text:span text:style-name="T12">stablishing contact with the mentor</text:span></text:p>
        </text:list-item>
        <text:list-item>
          <text:p text:style-name="P39"><text:span text:style-name="T10">Doing further reasearch on raytracing and on the Kojo Environment</text:span></text:p>
        </text:list-item>
        <text:list-item>
          <text:p text:style-name="P21"><text:span text:style-name="T29">F</text:span><text:span text:style-name="T12">inding people who can offer </text:span><text:span text:style-name="T26">essential</text:span><text:span text:style-name="T12"> help</text:span></text:p>
        </text:list-item>
      </text:list>
      <text:p text:style-name="P18"><text:span text:style-name="T12"/></text:p>
      <text:p text:style-name="P18">May 21 –<text:span text:style-name="T29"> June 4</text:span></text:p>
      <text:list xml:id="list1573753913" text:style-name="L8">
        <text:list-item>
          <text:p text:style-name="P22"><text:span text:style-name="T12">Creating the basic skeleton of the raytracer</text:span></text:p>
        </text:list-item>
        <text:list-item>
          <text:p text:style-name="P41"><text:soft-page-break/><text:span text:style-name="T10">Creating a data model of 3D objects</text:span></text:p>
        </text:list-item>
        <text:list-item>
          <text:p text:style-name="P22"><text:span text:style-name="T12">Adding support for textures </text:span><text:span text:style-name="T29">and</text:span><text:span text:style-name="T12"> different </text:span><text:span text:style-name="T13">types of </text:span><text:span text:style-name="T12">light sources</text:span></text:p>
        </text:list-item>
      </text:list>
      <text:p text:style-name="P20"><text:span text:style-name="T13"/></text:p>
      <text:p text:style-name="P25">June 4 –<text:span text:style-name="T29"> June 18</text:span></text:p>
      <text:list xml:id="list999685921" text:style-name="L9">
        <text:list-item>
          <text:p text:style-name="P40"><text:span text:style-name="T10">Implementing </text:span><text:span text:style-name="T29">a choice of different shading algorithms</text:span></text:p>
        </text:list-item>
        <text:list-item>
          <text:p text:style-name="P23"><text:span text:style-name="T29">Integrating importers</text:span><text:span text:style-name="T28"> </text:span><text:span text:style-name="T12">from popular 3D model formats such as</text:span><text:span text:style-name="T13"> .</text:span><text:span text:style-name="T20">md3 and</text:span><text:span text:style-name="T12"> </text:span><text:span text:style-name="T13">wavefront</text:span><text:span text:style-name="T12"> .</text:span><text:span text:style-name="T13">obj</text:span></text:p>
        </text:list-item>
        <text:list-item>
          <text:p text:style-name="P23"><text:span text:style-name="T29">Creating an API that allows the creation of </text:span><text:span text:style-name="T34">a 3D</text:span><text:span text:style-name="T29"> model from the Kojo Environment</text:span></text:p>
        </text:list-item>
      </text:list>
      <text:p text:style-name="P19"><text:span text:style-name="T14"/></text:p>
      <text:p text:style-name="P25">June 18 –<text:span text:style-name="T29"> July 2</text:span></text:p>
      <text:list xml:id="list739042396" text:style-name="L10">
        <text:list-item>
          <text:p text:style-name="P27">Creating the acceleration structures (octrees, k-d trees)</text:p>
        </text:list-item>
        <text:list-item>
          <text:p text:style-name="P27"><text:span text:style-name="T29">Testing the effectiveness of the acceleration structures and finding </text:span><text:span text:style-name="T30">when to use which structure for best effect</text:span></text:p>
          <text:p text:style-name="P27"><text:span text:style-name="T29"/></text:p>
        </text:list-item>
      </text:list>
      <text:p text:style-name="P25">July 2 –<text:span text:style-name="T29"> July 16</text:span></text:p>
      <text:list xml:id="list177789216" text:style-name="L11">
        <text:list-item>
          <text:p text:style-name="P28"><text:span text:style-name="T29">M</text:span>ilestone – a working <text:span text:style-name="T13">raytracer that can display a complex scene, doesn't have to be real-time yet.</text:span></text:p>
        </text:list-item>
        <text:list-item>
          <text:p text:style-name="P29"><text:span text:style-name="T13">Time for bugfixes, finishing unfinished tasks</text:span></text:p>
        </text:list-item>
        <text:list-item>
          <text:p text:style-name="P29"><text:span text:style-name="T13">Mid-term evaluation</text:span></text:p>
          <text:p text:style-name="P28"><text:span text:style-name="T13"/></text:p>
        </text:list-item>
      </text:list>
      <text:p text:style-name="P26">July 16 –<text:span text:style-name="T29"> July 30</text:span></text:p>
      <text:list xml:id="list1838028497" text:style-name="L12">
        <text:list-item>
          <text:p text:style-name="P31">Optimizations:</text:p>
        </text:list-item>
        <text:list-item>
          <text:p text:style-name="P44"><text:span text:style-name="T13">multithreading</text:span></text:p>
        </text:list-item>
        <text:list-item>
          <text:p text:style-name="P44"><text:span text:style-name="T13">hardware acceleration </text:span><text:span text:style-name="T23">with CUDA/OpenCL </text:span><text:span text:style-name="T26">through Java Native Interface</text:span></text:p>
        </text:list-item>
        <text:list-item>
          <text:p text:style-name="P44"><text:span text:style-name="T13">improving the algorithms</text:span></text:p>
        </text:list-item>
        <text:list-item>
          <text:p text:style-name="P44"><text:span text:style-name="T17">using stack allocation </text:span><text:span text:style-name="T29">where appropriate </text:span><text:span text:style-name="T31">with JStackAlloc</text:span></text:p>
          <text:p text:style-name="P30"><text:span text:style-name="T13"/></text:p>
        </text:list-item>
      </text:list>
      <text:p text:style-name="P33">July 30 –<text:span text:style-name="T29"> August 13</text:span></text:p>
      <text:list xml:id="list1087826349" text:style-name="L14">
        <text:list-item>
          <text:p text:style-name="P34"><text:span text:style-name="T29">F</text:span><text:span text:style-name="T10">urther optimizations</text:span></text:p>
        </text:list-item>
        <text:list-item>
          <text:p text:style-name="P34"><text:span text:style-name="T30">Improvements of the API to make usage of the engine </text:span><text:span text:style-name="T31">in the Kojo Environment</text:span><text:span text:style-name="T30"> easy and intuitive</text:span></text:p>
        </text:list-item>
        <text:list-item>
          <text:p text:style-name="P34"><text:span text:style-name="T30">Writing the user manual</text:span></text:p>
        </text:list-item>
      </text:list>
      <text:list xml:id="list1927490516" text:style-name="L13">
        <text:list-header>
          <text:p text:style-name="P32"><text:span text:style-name="T10"/></text:p>
        </text:list-header>
      </text:list>
      <text:p text:style-name="P18">August 13 –<text:span text:style-name="T30"> August 20</text:span></text:p>
      <text:list xml:id="list1109560551" text:style-name="L15">
        <text:list-item>
          <text:p text:style-name="P24"><text:span text:style-name="T12">Finishing the documentation</text:span></text:p>
        </text:list-item>
        <text:list-item>
          <text:p text:style-name="P24"><text:span text:style-name="T12">Testing performance</text:span></text:p>
        </text:list-item>
        <text:list-item>
          <text:p text:style-name="P24"><text:span text:style-name="T12">Bugfixing</text:span></text:p>
          <text:p text:style-name="P24"><text:span text:style-name="T12"/></text:p>
        </text:list-item>
      </text:list>
      <text:p text:style-name="P18">August 20 <text:span text:style-name="T30">-&gt;</text:span></text:p>
      <text:list xml:id="list1297439830" text:style-name="L16">
        <text:list-item>
          <text:p text:style-name="P14"><text:span text:style-name="T12">Further development after GSoC ends</text:span></text:p>
        </text:list-item>
      </text:list>
      <text:p text:style-name="P13"/>
      <text:p text:style-name="P13"/>
      <text:list xml:id="list578146291" text:continue-list="list1431863952" text:style-name="L1">
        <text:list-item>
          <text:p text:style-name="P15">Why should you choose me for the task?</text:p>
          <text:p text:style-name="P15"/>
        </text:list-item>
      </text:list>
      <text:p text:style-name="P36"><text:span text:style-name="T1">I am a student of Gdansk University of Technology, first year of master degree studies in Computer Science. I've chosen the </text:span><text:span text:style-name="T21">Department of Intelligent Interactive Systems as my primary specialisation, since I am interested in advanced computer graphics programming and also the development of new graphical technologies. I'm also a member of two scientific groups: Vertex – dedicated to computer graphics and game development, and JUGGUT – the Java User Group of Gdansk University of Technology.</text:span></text:p>
      <text:p text:style-name="P36"><text:span text:style-name="T21"/></text:p>
      <text:p text:style-name="P36"><text:soft-page-break/><text:span text:style-name="T21">I</text:span><text:span text:style-name="T22">'ve</text:span><text:span text:style-name="T21"> </text:span><text:span text:style-name="T22">been experimenting with raytracing and OpenGL for approximately three years, and I've been learning Scala and functional programming for about a year. My bachelor project was a 3D rigid body physics engine written in Java, where I used immutable data structures to gain some of the benefits of functional programming, while the rest of the engine was written in an imperative manner. </text:span><text:span text:style-name="T24">I was also responsible for writing an example 3D application in Java3D that showcased the functionality of the physics engine.</text:span></text:p>
      <text:p text:style-name="P36"><text:span text:style-name="T22"/></text:p>
      <text:p text:style-name="P37"><text:span text:style-name="T22">I am willing to support the Scala Community because in my opinion Scala solves many of the problems that make programming graphics engines in Java tiresome, while </text:span><text:span text:style-name="T23">benefiting from the advantages of JVM. </text:span><text:span text:style-name="T24">I find both functional programming and the way Scala supports easy paralleli</text:span><text:span text:style-name="T27">z</text:span><text:span text:style-name="T24">ation of operations to be very helpful when working with graphics.</text:span><text:span text:style-name="T23"> You can be sure that I will be dedicated and will work with passion, since this subject is both something I love doing, and it is something I intend to further develop and use as a basis of an open source game engine written in Scala.</text:span></text:p>
      <text:p text:style-name="P37"><text:span text:style-name="T23"/></text:p>
      <text:p text:style-name="P43"><text:span text:style-name="T25">My CV is available at </text:span><text:a xlink:type="simple" xlink:href="http://www.mediafire.com/?p6a2qg7igstdy1f"><text:span text:style-name="T36">http://www.mediafire.com/?p6a2qg7igstdy1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er"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zy Redlarski</meta:initial-creator>
    <meta:creation-date>2012-04-03T20:55:44</meta:creation-date>
    <dc:date>2012-04-05T02:33:36</dc:date>
    <dc:creator>Jerzy Redlarski</dc:creator>
    <meta:editing-duration>PT13H30M14S</meta:editing-duration>
    <meta:editing-cycles>18</meta:editing-cycles>
    <meta:generator>OpenOffice.org/3.2$Unix OpenOffice.org_project/320m19$Build-9505</meta:generator>
    <meta:document-statistic meta:table-count="0" meta:image-count="0" meta:object-count="0" meta:page-count="4" meta:paragraph-count="71" meta:word-count="1304" meta:character-count="8308"/>
  </office:meta>
</office:document-meta>
</file>